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color="#3c3c3c" style:text-position="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19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/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Default"/>
        <table:table-column table:style-name="co2" table:default-cell-style-name="ce26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erro sigma</text:p>
          </table:table-cell>
        </table:table-row>
        <table:table-row table:style-name="ro3">
          <table:table-cell table:style-name="ce15" office:value-type="string" calcext:value-type="string">
            <text:p>1º</text:p>
          </table:table-cell>
          <table:table-cell table:style-name="ce15" table:formula="of:=(331.8+341)/2" office:value-type="float" office:value="336.4" calcext:value-type="float">
            <text:p>336,4</text:p>
          </table:table-cell>
          <table:table-cell table:style-name="ce25" table:formula="of:=(0.2289+0.1489)/2" office:value-type="float" office:value="0.1889" calcext:value-type="float">
            <text:p>0,19</text:p>
          </table:table-cell>
          <table:table-cell table:style-name="ce26" table:formula="of:=[Calib.$G$11]*[.B5]+[Calib.$G$12]" office:value-type="float" office:value="0.8609832" calcext:value-type="float">
            <text:p>0,861</text:p>
          </table:table-cell>
          <table:table-cell table:formula="of:=SQRT([Calib.$G$11]^2*[.C5]^2+[.B5]^2*[Calib.$H$11]^2+[Calib.$H$12]^2)" office:value-type="float" office:value="0.00302635355195443" calcext:value-type="float">
            <text:p>0,003</text:p>
          </table:table-cell>
          <table:table-cell table:style-name="ce25" office:value-type="float" office:value="18.9351" calcext:value-type="float">
            <text:p>18,94</text:p>
          </table:table-cell>
          <table:table-cell table:style-name="ce25" office:value-type="float" office:value="0.07655" calcext:value-type="float">
            <text:p>0,08</text:p>
          </table:table-cell>
          <table:table-cell table:formula="of:=[.D5]/[$Calib.A$4]" office:value-type="float" office:value="0.430016431842814" calcext:value-type="float">
            <text:p>0,4300164318</text:p>
          </table:table-cell>
          <table:table-cell table:formula="of:=[.E5]/[$Calib.A$4]" office:value-type="float" office:value="0.00151150656122706" calcext:value-type="float">
            <text:p>0,0015115066</text:p>
          </table:table-cell>
          <table:table-cell table:style-name="ce15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2º</text:p>
          </table:table-cell>
          <table:table-cell table:style-name="ce15" table:formula="of:=(394.6+408.4)/2" office:value-type="float" office:value="401.5" calcext:value-type="float">
            <text:p>401,5</text:p>
          </table:table-cell>
          <table:table-cell table:style-name="ce25" table:formula="of:=(0.2287+0.1276)/2" office:value-type="float" office:value="0.17815" calcext:value-type="float">
            <text:p>0,18</text:p>
          </table:table-cell>
          <table:table-cell table:style-name="ce26" table:formula="of:=[Calib.$G$11]*[.B6]+[Calib.$G$12]" office:value-type="float" office:value="1.009932" calcext:value-type="float">
            <text:p>1,010</text:p>
          </table:table-cell>
          <table:table-cell table:formula="of:=SQRT([Calib.$G$11]^2*[.C6]^2+[.B6]^2*[Calib.$H$11]^2+[Calib.$H$12]^2)" office:value-type="float" office:value="0.00314896924627533" calcext:value-type="float">
            <text:p>0,003</text:p>
          </table:table-cell>
          <table:table-cell table:style-name="ce25" office:value-type="float" office:value="23.2278" calcext:value-type="float">
            <text:p>23,23</text:p>
          </table:table-cell>
          <table:table-cell table:style-name="ce25" office:value-type="float" office:value="0.10372" calcext:value-type="float">
            <text:p>0,10</text:p>
          </table:table-cell>
          <table:table-cell table:formula="of:=[.D6]/[$Calib.A$4]" office:value-type="float" office:value="0.504408628465546" calcext:value-type="float">
            <text:p>0,5044086285</text:p>
          </table:table-cell>
          <table:table-cell table:formula="of:=[.E6]/[$Calib.A$4]" office:value-type="float" office:value="0.00157274673799218" calcext:value-type="float">
            <text:p>0,0015727467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3º</text:p>
          </table:table-cell>
          <table:table-cell table:style-name="ce15" table:formula="of:=(492+497.9)/2" office:value-type="float" office:value="494.95" calcext:value-type="float">
            <text:p>494,95</text:p>
          </table:table-cell>
          <table:table-cell table:style-name="ce25" table:formula="of:=(0.01872+0.5322)/2" office:value-type="float" office:value="0.27546" calcext:value-type="float">
            <text:p>0,28</text:p>
          </table:table-cell>
          <table:table-cell table:style-name="ce26" table:formula="of:=[Calib.$G$11]*[.B7]+[Calib.$G$12]" office:value-type="float" office:value="1.2237456" calcext:value-type="float">
            <text:p>1,224</text:p>
          </table:table-cell>
          <table:table-cell table:formula="of:=SQRT([Calib.$G$11]^2*[.C7]^2+[.B7]^2*[Calib.$H$11]^2+[Calib.$H$12]^2)" office:value-type="float" office:value="0.00339169377021505" calcext:value-type="float">
            <text:p>0,003</text:p>
          </table:table-cell>
          <table:table-cell table:style-name="ce25" office:value-type="float" office:value="32.1303" calcext:value-type="float">
            <text:p>32,13</text:p>
          </table:table-cell>
          <table:table-cell table:style-name="ce25" office:value-type="float" office:value="0.17888" calcext:value-type="float">
            <text:p>0,18</text:p>
          </table:table-cell>
          <table:table-cell table:formula="of:=[.D7]/[$Calib.A$4]" office:value-type="float" office:value="0.611197426843338" calcext:value-type="float">
            <text:p>0,6111974268</text:p>
          </table:table-cell>
          <table:table-cell table:formula="of:=[.E7]/[$Calib.A$4]" office:value-type="float" office:value="0.00169397504268536" calcext:value-type="float">
            <text:p>0,001693975</text:p>
          </table:table-cell>
          <table:table-cell table:style-name="ce15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4º</text:p>
          </table:table-cell>
          <table:table-cell table:style-name="ce15" table:formula="of:=(730.3+720.3)/2" office:value-type="float" office:value="725.3" calcext:value-type="float">
            <text:p>725,3</text:p>
          </table:table-cell>
          <table:table-cell table:style-name="ce25" table:formula="of:=(0.002921+0.01028)/2" office:value-type="float" office:value="0.0066005" calcext:value-type="float">
            <text:p>0,01</text:p>
          </table:table-cell>
          <table:table-cell table:style-name="ce26" table:formula="of:=[Calib.$G$11]*[.B8]+[Calib.$G$12]" office:value-type="float" office:value="1.7507864" calcext:value-type="float">
            <text:p>1,751</text:p>
          </table:table-cell>
          <table:table-cell table:formula="of:=SQRT([Calib.$G$11]^2*[.C8]^2+[.B8]^2*[Calib.$H$11]^2+[Calib.$H$12]^2)" office:value-type="float" office:value="0.00395702919582411" calcext:value-type="float">
            <text:p>0,004</text:p>
          </table:table-cell>
          <table:table-cell table:style-name="ce25" office:value-type="float" office:value="117.312" calcext:value-type="float">
            <text:p>117,31</text:p>
          </table:table-cell>
          <table:table-cell table:style-name="ce25" office:value-type="float" office:value="1.97588" calcext:value-type="float">
            <text:p>1,98</text:p>
          </table:table-cell>
          <table:table-cell table:formula="of:=[.D8]/[$Calib.A$4]" office:value-type="float" office:value="0.874426958211177" calcext:value-type="float">
            <text:p>0,8744269582</text:p>
          </table:table-cell>
          <table:table-cell table:formula="of:=[.E8]/[$Calib.A$4]" office:value-type="float" office:value="0.00197633075243062" calcext:value-type="float">
            <text:p>0,0019763308</text:p>
          </table:table-cell>
          <table:table-cell table:style-name="ce15" office:value-type="string" calcext:value-type="string">
            <text:p>In</text:p>
          </table:table-cell>
          <table:table-cell office:value-type="float" office:value="114.82" calcext:value-type="float">
            <text:p>114,82</text:p>
          </table:table-cell>
          <table:table-cell table:style-name="ce28" table:formula="of:=ABS([.F8]-[.K8])/[.G8]" office:value-type="float" office:value="1.26121019495111" calcext:value-type="float">
            <text:p>1,26</text:p>
          </table:table-cell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27"/>
          <table:table-cell table:number-columns-repeated="7"/>
        </table:table-row>
        <table:table-row table:style-name="ro1">
          <table:table-cell table:number-columns-repeated="4"/>
          <table:table-cell table:style-name="ce2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-00-0000</text:date>, <text:time style:data-style-name="N2" text:time-value="18:19:31.466745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6-05T18:28:30.722334387</dc:date>
    <meta:editing-duration>PT4H56M53S</meta:editing-duration>
    <meta:editing-cycles>33</meta:editing-cycles>
    <meta:generator>LibreOffice/4.2.8.2$Linux_X86_64 LibreOffice_project/420m0$Build-2</meta:generator>
    <meta:document-statistic meta:table-count="2" meta:cell-count="138" meta:object-count="0"/>
  </office:meta>
</office:document-meta>
</file>